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40b1" officeooo:paragraph-rsid="000f40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0.0.5$Windows_x86 LibreOffice_project/1b1a90865e348b492231e1c451437d7a15bb262b</meta:generator>
    <dc:date>2017-12-13T20:00:51.091000000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